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Sin</text:p>
      <text:p text:style-name="P1">Sin <text:s text:c="1"/>// <text:s text:c="1"/>Elementwise sine operation</text:p>
      <text:h text:style-name="Heading_20_1" text:outline-level="1">Description</text:h>
      <text:p text:style-name="First_20_paragraph">Produces a tensor of the same element type and shape as <text:span text:style-name="Source_Text">arg,</text:span> where the value at each coordinate of <text:span text:style-name="Source_Text">output</text:span> is the sine of the value at the corresponding coordinate of <text:span text:style-name="Source_Text">arg.</text:span>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S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n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o>sin</mo>
    <mo stretchy="false" form="prefix">(</mo>
    <msub>
      <mstyle mathvariant="monospace">
        <mi>𝚊</mi>
        <mi>𝚛</mi>
        <mi>𝚐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 stretchy="false" form="postfix">)</mo>
  </mrow>
</math>
</file>

<file path=Formula-2/content.xml><?xml version="1.0" encoding="utf-8"?>
<math xmlns="http://www.w3.org/1998/Math/MathML" display="block">
  <mrow>
    <mover>
      <mstyle mathvariant="monospace">
        <mi>𝚊</mi>
        <mi>𝚛</mi>
        <mi>𝚐</mi>
      </mstyle>
      <mo accent="true">¯</mo>
    </mover>
    <mo>←</mo>
    <mi>Δ</mi>
    <mspace width="0.222em"/>
    <mo>cos</mo>
    <mo stretchy="false" form="prefix">(</mo>
    <mstyle mathvariant="monospace">
      <mi>𝚊</mi>
      <mi>𝚛</mi>
      <mi>𝚐</mi>
    </mstyle>
    <mo stretchy="false" form="postfix">)</mo>
  </mrow>
</math>
</file>